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244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856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ro4" style:family="table-row">
      <style:table-row-properties style:row-height="0.6362in" fo:break-before="auto" style:use-optimal-row-height="true"/>
    </style:style>
    <style:style style:name="ro5" style:family="table-row">
      <style:table-row-properties style:row-height="0.807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29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Accent_20_2" style:data-style-name="N1013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34"/>
        <table:table-column table:style-name="co6" table:default-cell-style-name="ce34"/>
        <table:table-column table:style-name="co7" table:default-cell-style-name="ce25"/>
        <table:table-column table:style-name="co8" table:default-cell-style-name="ce25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4" office:value-type="string" calcext:value-type="string">
            <text:p>Construction</text:p>
          </table:table-cell>
          <table:table-cell table:style-name="ce24" office:value-type="string" calcext:value-type="string">
            <text:p>Part purpose</text:p>
          </table:table-cell>
          <table:table-cell table:style-name="ce24" office:value-type="string" calcext:value-type="string">
            <text:p>Units</text:p>
          </table:table-cell>
          <table:table-cell table:style-name="ce24" office:value-type="string" calcext:value-type="string">
            <text:p>Options</text:p>
          </table:table-cell>
          <table:table-cell table:style-name="ce24" office:value-type="string" calcext:value-type="string">
            <text:p>Website Link</text:p>
          </table:table-cell>
          <table:table-cell table:style-name="ce33" office:value-type="string" calcext:value-type="string">
            <text:p>Price Per Unit <text:span text:style-name="T1">(excl. VAT)</text:span></text:p>
          </table:table-cell>
          <table:table-cell table:style-name="ce33" office:value-type="string" calcext:value-type="string">
            <text:p>Total Price <text:span text:style-name="T1">(excl. VAT)</text:span></text:p>
          </table:table-cell>
          <table:table-cell table:style-name="ce24" office:value-type="string" calcext:value-type="string">
            <text:p>Choice</text:p>
          </table:table-cell>
          <table:table-cell table:style-name="ce24" office:value-type="string" calcext:value-type="string">
            <text:p>Reason For Choice</text:p>
          </table:table-cell>
          <table:table-cell table:style-name="ce24" office:value-type="string" calcext:value-type="string">
            <text:p>TOTAL</text:p>
          </table:table-cell>
          <table:table-cell table:style-name="ce33" table:formula="of:=SUMIF([.H:.H];&quot;*&quot;;[.G:.G])" office:value-type="currency" office:currency="EUR" office:value="3600.48" calcext:value-type="currency">
            <text:p>€ 3,600.48</text:p>
          </table:table-cell>
        </table:table-row>
        <table:table-row table:style-name="ro1">
          <table:table-cell table:number-columns-repeated="9"/>
          <table:table-cell table:style-name="ce35"/>
          <table:table-cell/>
        </table:table-row>
        <table:table-row table:style-name="ro1">
          <table:table-cell table:style-name="ce26" office:value-type="string" calcext:value-type="string">
            <text:p>Frame</text:p>
          </table:table-cell>
          <table:table-cell office:value-type="string" calcext:value-type="string">
            <text:p>Y-Axis 40x40 246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460 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</text:a></text:p>
          </table:table-cell>
          <table:table-cell office:value-type="currency" office:currency="EUR" office:value="66.2" calcext:value-type="currency">
            <text:p>€ 66.20</text:p>
          </table:table-cell>
          <table:table-cell table:formula="of:=[.F3]*[.C3]" office:value-type="currency" office:currency="EUR" office:value="264.8" calcext:value-type="currency">
            <text:p>€ 264.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246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68.92" calcext:value-type="currency">
            <text:p>€ 68.92</text:p>
          </table:table-cell>
          <table:table-cell table:formula="of:=[.F4]*[.C3]" office:value-type="currency" office:currency="EUR" office:value="275.68" calcext:value-type="currency">
            <text:p>€ 275.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246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32.08" calcext:value-type="currency">
            <text:p>€ 32.08</text:p>
          </table:table-cell>
          <table:table-cell table:formula="of:=[.F5]*[.C3]" office:value-type="currency" office:currency="EUR" office:value="128.32" calcext:value-type="currency">
            <text:p>€ 128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40x40 4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4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10.76" calcext:value-type="currency">
            <text:p>€ 10.76</text:p>
          </table:table-cell>
          <table:table-cell table:formula="of:=[.F7]*[.C7]" office:value-type="currency" office:currency="EUR" office:value="43.04" calcext:value-type="currency">
            <text:p>€ 43.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4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11.2" calcext:value-type="currency">
            <text:p>€ 11.20</text:p>
          </table:table-cell>
          <table:table-cell table:formula="of:=[.F8]*[.C7]" office:value-type="currency" office:currency="EUR" office:value="44.8" calcext:value-type="currency">
            <text:p>€ 44.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4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6.48" calcext:value-type="currency">
            <text:p>€ 6.48</text:p>
          </table:table-cell>
          <table:table-cell table:formula="of:=[.F9]*[.C7]" office:value-type="currency" office:currency="EUR" office:value="25.92" calcext:value-type="currency">
            <text:p>€ 25.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Motor Holding 40x40 15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15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8.05" calcext:value-type="currency">
            <text:p>€ 8.05</text:p>
          </table:table-cell>
          <table:table-cell table:formula="of:=[.F11]*[.C11]" office:value-type="currency" office:currency="EUR" office:value="32.2" calcext:value-type="currency">
            <text:p>€ 32.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15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4.2" calcext:value-type="currency">
            <text:p>€ 4.20</text:p>
          </table:table-cell>
          <table:table-cell table:formula="of:=[.F12]*[.C11]" office:value-type="currency" office:currency="EUR" office:value="16.8" calcext:value-type="currency">
            <text:p>€ 16.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15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.04" calcext:value-type="currency">
            <text:p>€ 4.04</text:p>
          </table:table-cell>
          <table:table-cell table:formula="of:=[.F13]*[.C11]" office:value-type="currency" office:currency="EUR" office:value="16.16" calcext:value-type="currency">
            <text:p>€ 16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40x40 28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8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75.34" calcext:value-type="currency">
            <text:p>€ 75.34</text:p>
          </table:table-cell>
          <table:table-cell table:formula="of:=[.F15]*[.C15]" office:value-type="currency" office:currency="EUR" office:value="301.36" calcext:value-type="currency">
            <text:p>€ 301.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28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85.4" calcext:value-type="currency">
            <text:p>€ 85.40</text:p>
          </table:table-cell>
          <table:table-cell table:formula="of:=[.F16]*[.C15]" office:value-type="currency" office:currency="EUR" office:value="341.6" calcext:value-type="currency">
            <text:p>€ 341.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28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3.59" calcext:value-type="currency">
            <text:p>€ 43.59</text:p>
          </table:table-cell>
          <table:table-cell table:formula="of:=[.F17]*[.C15]" office:value-type="currency" office:currency="EUR" office:value="174.36" calcext:value-type="currency">
            <text:p>€ 174.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40x40 45deg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i Reinforcement Brackets</text:p>
          </table:table-cell>
          <table:table-cell office:value-type="string" calcext:value-type="string">
            <text:p><text:a xlink:href="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" xlink:type="simple">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</text:a></text:p>
          </table:table-cell>
          <table:table-cell office:value-type="currency" office:currency="EUR" office:value="31.23" calcext:value-type="currency">
            <text:p>€ 31.23</text:p>
          </table:table-cell>
          <table:table-cell table:formula="of:=[.F19]*[.C19]" office:value-type="currency" office:currency="EUR" office:value="124.92" calcext:value-type="currency">
            <text:p>€ 124.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45 degree support</text:p>
          </table:table-cell>
          <table:table-cell office:value-type="string" calcext:value-type="string">
            <text:p>https://parco-inc.com/product/h25256-45-2525-45-4545-lite-160mm-45-degree-support/</text:p>
          </table:table-cell>
          <table:table-cell office:value-type="currency" office:currency="EUR" office:value="44.67" calcext:value-type="currency">
            <text:p>€ 44.67</text:p>
          </table:table-cell>
          <table:table-cell table:formula="of:=[.F20]*[.C19]" office:value-type="currency" office:currency="EUR" office:value="178.68" calcext:value-type="currency">
            <text:p>€ 178.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L550mm M8 + TULI 40x40 45deg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 &amp; <text:a xlink:href="https://www.tuli-shop.com/connector-angle-45" xlink:type="simple">https://www.tuli-shop.com/connector-angle-45</text:a></text:p>
          </table:table-cell>
          <table:table-cell office:value-type="currency" office:currency="EUR" office:value="24.95" calcext:value-type="currency">
            <text:p>€ 24.95</text:p>
          </table:table-cell>
          <table:table-cell table:formula="of:=[.F21]*[.C19]" office:value-type="currency" office:currency="EUR" office:value="99.8" calcext:value-type="currency">
            <text:p>€ 99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-Brack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UMi Brackets HBKTST8-SEC</text:p>
          </table:table-cell>
          <table:table-cell office:value-type="string" calcext:value-type="string">
            <text:p><text:a xlink:href="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" xlink:type="simple">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</text:a></text:p>
          </table:table-cell>
          <table:table-cell office:value-type="currency" office:currency="EUR" office:value="5.44" calcext:value-type="currency">
            <text:p>€ 5.44</text:p>
          </table:table-cell>
          <table:table-cell table:formula="of:=[.F23]*[.C23]" office:value-type="currency" office:currency="EUR" office:value="130.56" calcext:value-type="currency">
            <text:p>€ 130.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B43323 40S</text:p>
          </table:table-cell>
          <table:table-cell office:value-type="string" calcext:value-type="string">
            <text:p><text:a xlink:href="https://parco-inc.com/product/40-s-2-hole-inside-gusset-corner-bracket/" xlink:type="simple">https://parco-inc.com/product/40-s-2-hole-inside-gusset-corner-bracket/</text:a></text:p>
          </table:table-cell>
          <table:table-cell office:value-type="currency" office:currency="EUR" office:value="5.41" calcext:value-type="currency">
            <text:p>€ 5.41</text:p>
          </table:table-cell>
          <table:table-cell table:formula="of:=[.F24]*[.C23]" office:value-type="currency" office:currency="EUR" office:value="129.84" calcext:value-type="currency">
            <text:p>€ 129.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Bracket ALU 40x40 </text:p>
          </table:table-cell>
          <table:table-cell office:value-type="string" calcext:value-type="string">
            <text:p><text:a xlink:href="https://www.tuli-shop.com/bracket-alu-40x40" xlink:type="simple">https://www.tuli-shop.com/bracket-alu-40x40</text:a></text:p>
          </table:table-cell>
          <table:table-cell office:value-type="currency" office:currency="EUR" office:value="1.56" calcext:value-type="currency">
            <text:p>€ 1.56</text:p>
          </table:table-cell>
          <table:table-cell table:formula="of:=[.F25]*[.C23]" office:value-type="currency" office:currency="EUR" office:value="37.44" calcext:value-type="currency">
            <text:p>€ 37.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-bo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HATL8-8-20</text:p>
          </table:table-cell>
          <table:table-cell office:value-type="string" calcext:value-type="string">
            <text:p><text:a xlink:href="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" xlink:type="simple">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</text:a></text:p>
          </table:table-cell>
          <table:table-cell office:value-type="currency" office:currency="EUR" office:value="1.03" calcext:value-type="currency">
            <text:p>€ 1.03</text:p>
          </table:table-cell>
          <table:table-cell table:formula="of:=[.F27]*[.C27]" office:value-type="currency" office:currency="EUR" office:value="30.9" calcext:value-type="currency">
            <text:p>€ 30.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F13144ZM</text:p>
          </table:table-cell>
          <table:table-cell office:value-type="string" calcext:value-type="string">
            <text:p><text:a xlink:href="https://parco-inc.com/product/drop-in-t-stud-m6-x-20-zinc-plated-steel/" xlink:type="simple">https://parco-inc.com/product/drop-in-t-stud-m6-x-20-zinc-plated-steel/</text:a></text:p>
          </table:table-cell>
          <table:table-cell office:value-type="currency" office:currency="EUR" office:value="1.52" calcext:value-type="currency">
            <text:p>€ 1.52</text:p>
          </table:table-cell>
          <table:table-cell table:formula="of:=[.F28]*[.C27]" office:value-type="currency" office:currency="EUR" office:value="45.6" calcext:value-type="currency">
            <text:p>€ 45.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ammer head screw U10 M8 L20 (11047)</text:p>
          </table:table-cell>
          <table:table-cell office:value-type="string" calcext:value-type="string">
            <text:p><text:a xlink:href="https://www.tuli-shop.com/hammer-head-screw-u10m8l20" xlink:type="simple">https://www.tuli-shop.com/hammer-head-screw-u10m8l20</text:a></text:p>
          </table:table-cell>
          <table:table-cell office:value-type="currency" office:currency="EUR" office:value="0.52" calcext:value-type="currency">
            <text:p>€ 0.52</text:p>
          </table:table-cell>
          <table:table-cell table:formula="of:=[.F29]*[.C27]" office:value-type="currency" office:currency="EUR" office:value="15.6" calcext:value-type="currency">
            <text:p>€ 15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-slot connect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1 unit = 400pcs Flanged Nuts</text:p>
          </table:table-cell>
          <table:table-cell office:value-type="string" calcext:value-type="string">
            <text:p><text:a xlink:href="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" xlink:type="simple">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</text:a></text:p>
          </table:table-cell>
          <table:table-cell table:number-columns-repeated="2" office:value-type="currency" office:currency="EUR" office:value="68.97" calcext:value-type="currency">
            <text:p>€ 68.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F14156ZM</text:p>
          </table:table-cell>
          <table:table-cell office:value-type="string" calcext:value-type="string">
            <text:p><text:a xlink:href="https://parco-inc.com/product/m6-flanged-hex-nut-bright-zinc/" xlink:type="simple">https://parco-inc.com/product/m6-flanged-hex-nut-bright-zinc/</text:a></text:p>
          </table:table-cell>
          <table:table-cell office:value-type="currency" office:currency="EUR" office:value="0.19" calcext:value-type="currency">
            <text:p>€ 0.19</text:p>
          </table:table-cell>
          <table:table-cell table:formula="of:=[.F32]*[.C31]" office:value-type="currency" office:currency="EUR" office:value="5.7" calcext:value-type="currency">
            <text:p>€ 5.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Flange Nut M8 (11052)</text:p>
          </table:table-cell>
          <table:table-cell office:value-type="string" calcext:value-type="string">
            <text:p><text:a xlink:href="https://www.tuli-shop.com/flange-nut-m8" xlink:type="simple">https://www.tuli-shop.com/flange-nut-m8</text:a>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33]*[.C31]" office:value-type="currency" office:currency="EUR" office:value="3.6" calcext:value-type="currency">
            <text:p>€ 3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eveling fe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 Leveling Mount / Standard NFJN8-100</text:p>
          </table:table-cell>
          <table:table-cell office:value-type="string" calcext:value-type="string">
            <text:p><text:a xlink:href="https://uk.misumi-ec.com/vona2/detail/110302593010/?rid=cat_&amp;CategorySpec" xlink:type="simple">https://uk.misumi-ec.com/vona2/detail/110302593010/?rid=cat_&amp;CategorySpec</text:a>=</text:p>
          </table:table-cell>
          <table:table-cell office:value-type="currency" office:currency="EUR" office:value="2.2" calcext:value-type="currency">
            <text:p>€ 2.20</text:p>
          </table:table-cell>
          <table:table-cell table:formula="of:=[.F35]*[.C35]" office:value-type="currency" office:currency="EUR" office:value="8.8" calcext:value-type="currency">
            <text:p>€ 8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H21959M M8 x 40mm 40S ECONOMY LEVELING FOOT</text:p>
          </table:table-cell>
          <table:table-cell office:value-type="string" calcext:value-type="string">
            <text:p>https://parco-inc.com/product/h21959m-m8-economy-leveling-foot/</text:p>
          </table:table-cell>
          <table:table-cell office:value-type="currency" office:currency="EUR" office:value="2.06" calcext:value-type="currency">
            <text:p>€ 2.06</text:p>
          </table:table-cell>
          <table:table-cell table:formula="of:=[.C35]*[.F36]" office:value-type="currency" office:currency="EUR" office:value="8.24" calcext:value-type="currency">
            <text:p>€ 8.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Leveling feet M8 F150</text:p>
          </table:table-cell>
          <table:table-cell office:value-type="string" calcext:value-type="string">
            <text:p>https://www.tuli-shop.com/leveling-feet-fi50-m8</text:p>
          </table:table-cell>
          <table:table-cell office:value-type="currency" office:currency="EUR" office:value="3.62" calcext:value-type="currency">
            <text:p>€ 3.62</text:p>
          </table:table-cell>
          <table:table-cell table:formula="of:=[.F37]*[.C35]" office:value-type="currency" office:currency="EUR" office:value="14.48" calcext:value-type="currency">
            <text:p>€ 14.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style-name="ce26" office:value-type="string" calcext:value-type="string">
            <text:p>Ball Bearings &amp; Stabilisation</text:p>
          </table:table-cell>
          <table:table-cell office:value-type="string" calcext:value-type="string">
            <text:p>X-, Y- and Z-Axis Fixed Side Support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iSUMi C-BSW12-SET<text:tab/></text:p>
            <text:p/>
          </table:table-cell>
          <table:table-cell office:value-type="string" calcext:value-type="string">
            <text:p><text:a xlink:href="https://uk.misumi-ec.com/vona2/detail/110302589510/?CategorySpec=00000055275%3A%3Amig00000002019078&amp;rid=cat" xlink:type="simple">https://uk.misumi-ec.com/vona2/detail/110302589510/?CategorySpec=00000055275%3A%3Amig00000002019078&amp;rid=cat</text:a>_</text:p>
          </table:table-cell>
          <table:table-cell office:value-type="currency" office:currency="EUR" office:value="65.52" calcext:value-type="currency">
            <text:p>€ 65.52</text:p>
          </table:table-cell>
          <table:table-cell table:formula="of:=[.C39]*[.F39]" office:value-type="currency" office:currency="EUR" office:value="327.6" calcext:value-type="currency">
            <text:p>€ 327.60</text:p>
          </table:table-cell>
          <table:table-cell office:value-type="string" calcext:value-type="string">
            <text:p>*</text:p>
          </table:table-cell>
          <table:table-cell table:style-name="ce4" office:value-type="string" calcext:value-type="string" table:number-columns-spanned="1" table:number-rows-spanned="8">
            <text:p>The MiSUMI C-BSW12-SET includes both the floating and fixed side support for the price of less then the others combin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omsonLinear 89032451</text:p>
          </table:table-cell>
          <table:table-cell office:value-type="string" calcext:value-type="string">
            <text:p>https://www.thomsonlinear.com/en/product/89032451</text:p>
          </table:table-cell>
          <table:table-cell office:value-type="currency" office:currency="EUR" office:value="145.87" calcext:value-type="currency">
            <text:p>€ 145.87</text:p>
          </table:table-cell>
          <table:table-cell table:formula="of:=[.F40]*[.C39]" office:value-type="currency" office:currency="EUR" office:value="729.35" calcext:value-type="currency">
            <text:p>€ 729.35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F12 Economy</text:p>
          </table:table-cell>
          <table:table-cell office:value-type="string" calcext:value-type="string">
            <text:p><text:a xlink:href="https://www.tuli-shop.com/economy-ball-screw-support-bearing-bf-12" xlink:type="simple">https://www.tuli-shop.com/economy-ball-screw-support-bearing-bf-12</text:a></text:p>
          </table:table-cell>
          <table:table-cell office:value-type="currency" office:currency="EUR" office:value="29.75" calcext:value-type="currency">
            <text:p>€ 29.75</text:p>
          </table:table-cell>
          <table:table-cell table:formula="of:=[.C39]*[.F41]" office:value-type="currency" office:currency="EUR" office:value="148.75" calcext:value-type="currency">
            <text:p>€ 148.75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X-, Y- and Z-Axis Floating side support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iSUMi C-BSW12-SET<text:tab/></text:p>
            <text:p/>
          </table:table-cell>
          <table:table-cell office:value-type="string" calcext:value-type="string">
            <text:p><text:a xlink:href="https://uk.misumi-ec.com/vona2/detail/110302589510/?CategorySpec=00000055275%3A%3Amig00000002019078&amp;rid=cat" xlink:type="simple">https://uk.misumi-ec.com/vona2/detail/110302589510/?CategorySpec=00000055275%3A%3Amig00000002019078&amp;rid=cat</text:a>_</text:p>
          </table:table-cell>
          <table:table-cell table:number-columns-repeated="2" office:value-type="currency" office:currency="EUR" office:value="0" calcext:value-type="currency">
            <text:p>€ 0.00</text:p>
          </table:table-cell>
          <table:table-cell office:value-type="string" calcext:value-type="string">
            <text:p>*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omsonLinear 89032448</text:p>
          </table:table-cell>
          <table:table-cell office:value-type="string" calcext:value-type="string">
            <text:p><text:a xlink:href="https://www.thomsonlinear.com/en/product/89032448" xlink:type="simple">https://www.thomsonlinear.com/en/product/89032448</text:a></text:p>
          </table:table-cell>
          <table:table-cell office:value-type="currency" office:currency="EUR" office:value="49.72" calcext:value-type="currency">
            <text:p>€ 49.72</text:p>
          </table:table-cell>
          <table:table-cell table:formula="of:=[.F44]*[.C43]" office:value-type="currency" office:currency="EUR" office:value="248.6" calcext:value-type="currency">
            <text:p>€ 248.60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K12 Economy</text:p>
          </table:table-cell>
          <table:table-cell office:value-type="string" calcext:value-type="string">
            <text:p><text:a xlink:href="https://www.tuli-shop.com/economy-ball-screw-support-bearing-bk-12" xlink:type="simple">https://www.tuli-shop.com/economy-ball-screw-support-bearing-bk-12</text:a></text:p>
          </table:table-cell>
          <table:table-cell office:value-type="currency" office:currency="EUR" office:value="59.22" calcext:value-type="currency">
            <text:p>€ 59.22</text:p>
          </table:table-cell>
          <table:table-cell table:formula="of:=[.F45]*[.C43]" office:value-type="currency" office:currency="EUR" office:value="296.1" calcext:value-type="currency">
            <text:p>€ 296.10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Y-Axis Ball screw 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UMI BSBR2005-550</text:p>
          </table:table-cell>
          <table:table-cell office:value-type="string" calcext:value-type="string">
            <text:p>https://uk.misumi-ec.com/vona2/detail/110300078430/?CategorySpec=00000055259%3A%3Ad&amp;rid=cat_</text:p>
          </table:table-cell>
          <table:table-cell office:value-type="currency" office:currency="EUR" office:value="314.6" calcext:value-type="currency">
            <text:p>€ 314.60</text:p>
          </table:table-cell>
          <table:table-cell table:formula="of:=[.F47]*[.C47]" office:value-type="currency" office:currency="EUR" office:value="629.2" calcext:value-type="currency">
            <text:p>€ 629.2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3"/>
          <table:table-cell table:style-name="ce4" office:value-type="string" calcext:value-type="string">
            <text:p><text:span text:style-name="T2">SCR 1604 F C5 TBI Motion</text:span></text:p>
            <text:p>, L=535mm with fixed BK12 and floating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22.65" calcext:value-type="currency">
            <text:p>€ 122.65</text:p>
          </table:table-cell>
          <table:table-cell table:formula="of:=[.F49]*[.C47]" office:value-type="currency" office:currency="EUR" office:value="245.3" calcext:value-type="currency">
            <text:p>€ 245.3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, Y- and Z-Axis Ball screw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UMi: 2 included other: </text:p>
          </table:table-cell>
          <table:table-cell office:value-type="string" calcext:value-type="string">
            <text:p>https://uk.misumi-ec.com/vona2/detail/110300078430/?CategorySpec=00000055259%3A%3Ad&amp;rid=cat_</text:p>
          </table:table-cell>
          <table:table-cell table:number-columns-repeated="2" office:value-type="currency" office:currency="EUR" office:value="0" calcext:value-type="currency">
            <text:p>€ 0.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\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FU01604-4 TBI Motion</text:p>
          </table:table-cell>
          <table:table-cell office:value-type="string" calcext:value-type="string">
            <text:p><text:a xlink:href="https://www.tuli-shop.com/tbi-motion-ball-screw-nut-sfu01604-4" xlink:type="simple">https://www.tuli-shop.com/tbi-motion-ball-screw-nut-sfu01604-4</text:a></text:p>
          </table:table-cell>
          <table:table-cell office:value-type="currency" office:currency="EUR" office:value="85.93" calcext:value-type="currency">
            <text:p>€ 85.93</text:p>
          </table:table-cell>
          <table:table-cell table:formula="of:=[.F53]*[.C51]" office:value-type="currency" office:currency="EUR" office:value="429.65" calcext:value-type="currency">
            <text:p>€ 429.65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, Y- and Z-Axis Ball screw nut br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UMI: not needed</text:p>
          </table:table-cell>
          <table:table-cell office:value-type="string" calcext:value-type="string">
            <text:p>https://uk.misumi-ec.com/vona2/detail/110300078430/?CategorySpec=00000055259%3A%3Ad&amp;rid=cat_</text:p>
          </table:table-cell>
          <table:table-cell table:number-columns-repeated="2" office:value-type="currency" office:currency="EUR" office:value="0" calcext:value-type="currency">
            <text:p>€ 0.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GD 16 SYK</text:p>
          </table:table-cell>
          <table:table-cell office:value-type="string" calcext:value-type="string">
            <text:p><text:a xlink:href="https://www.tuli-shop.com/syk-ball-screw-nut-bracket-mgd-16" xlink:type="simple">https://www.tuli-shop.com/syk-ball-screw-nut-bracket-mgd-16</text:a></text:p>
          </table:table-cell>
          <table:table-cell office:value-type="currency" office:currency="EUR" office:value="47.32" calcext:value-type="currency">
            <text:p>€ 47.32</text:p>
          </table:table-cell>
          <table:table-cell table:formula="of:=[.C55]*[.F57]" office:value-type="currency" office:currency="EUR" office:value="236.6" calcext:value-type="currency">
            <text:p>€ 236.6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-Axis rail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A25 ALULIN 400mm</text:p>
          </table:table-cell>
          <table:table-cell office:value-type="string" calcext:value-type="string">
            <text:p><text:a xlink:href="https://www.tuli-shop.com/alulin-linear-guide-rail-a25" xlink:type="simple">https://www.tuli-shop.com/alulin-linear-guide-rail-a25</text:a></text:p>
          </table:table-cell>
          <table:table-cell office:value-type="currency" office:currency="EUR" office:value="40.88" calcext:value-type="currency">
            <text:p>€ 40.88</text:p>
          </table:table-cell>
          <table:table-cell table:formula="of:=[.C59]*[.F61]" office:value-type="currency" office:currency="EUR" office:value="163.52" calcext:value-type="currency">
            <text:p>€ 163.52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-Axis rail block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GNS-2500 ALULIN</text:p>
          </table:table-cell>
          <table:table-cell office:value-type="string" calcext:value-type="string">
            <text:p>https://www.tuli-shop.com/us/alulin-linear-block-gns-2500</text:p>
          </table:table-cell>
          <table:table-cell office:value-type="currency" office:currency="EUR" office:value="62.15" calcext:value-type="currency">
            <text:p>€ 62.15</text:p>
          </table:table-cell>
          <table:table-cell table:formula="of:=[.C63]*[.F65]" office:value-type="currency" office:currency="EUR" office:value="248.6" calcext:value-type="currency">
            <text:p>€ 248.6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U10 M6 Hammer nuts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Hammer nut M6 U10</text:p>
          </table:table-cell>
          <table:table-cell office:value-type="string" calcext:value-type="string">
            <text:p>https://www.tuli-shop.com/us/hammer-nut-u10m6</text:p>
          </table:table-cell>
          <table:table-cell office:value-type="currency" office:currency="EUR" office:value="0.35" calcext:value-type="currency">
            <text:p>€ 0.35</text:p>
          </table:table-cell>
          <table:table-cell table:formula="of:=[.F69]*[.C67]" office:value-type="currency" office:currency="EUR" office:value="21" calcext:value-type="currency">
            <text:p>€ 21.0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6 L20 Cylindrical screws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Screw with cylindrical head M6 L20</text:p>
          </table:table-cell>
          <table:table-cell office:value-type="string" calcext:value-type="string">
            <text:p>https://www.tuli-shop.com/us/screw-cylindrical-head-m6l20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73]*[.C71]" office:value-type="currency" office:currency="EUR" office:value="7.2" calcext:value-type="currency">
            <text:p>€ 7.2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Linear support shaf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 16 ECONOMY 2100mm</text:p>
          </table:table-cell>
          <table:table-cell office:value-type="string" calcext:value-type="string">
            <text:p><text:a xlink:href="https://www.tuli-shop.com/economy-linear-round-shaft-with-support-sa-16" xlink:type="simple">https://www.tuli-shop.com/economy-linear-round-shaft-with-support-sa-16</text:a></text:p>
          </table:table-cell>
          <table:table-cell office:value-type="currency" office:currency="EUR" office:value="83.65" calcext:value-type="currency">
            <text:p>€ 83.65</text:p>
          </table:table-cell>
          <table:table-cell table:formula="of:=[.C75]*[.F77]" office:value-type="currency" office:currency="EUR" office:value="167.3" calcext:value-type="currency">
            <text:p>€ 167.3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 and Z-Axis Linear support bearing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BR16 UU SAMICK</text:p>
          </table:table-cell>
          <table:table-cell office:value-type="string" calcext:value-type="string">
            <text:p><text:a xlink:href="https://www.tuli-shop.com/samick-linear-bearing-sbr16-uu" xlink:type="simple">https://www.tuli-shop.com/samick-linear-bearing-sbr16-uu</text:a></text:p>
          </table:table-cell>
          <table:table-cell office:value-type="currency" office:currency="EUR" office:value="34.54" calcext:value-type="currency">
            <text:p>€ 34.54</text:p>
          </table:table-cell>
          <table:table-cell table:formula="of:=[.C79]*[.F81]" office:value-type="currency" office:currency="EUR" office:value="103.62" calcext:value-type="currency">
            <text:p>€ 103.62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28" office:value-type="string" calcext:value-type="string">
            <text:p>SCR 1604 F C5 TBI Motion, L=1980 with fixed side BK12 and floating side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80.93" calcext:value-type="currency">
            <text:p>€ 180.93</text:p>
          </table:table-cell>
          <table:table-cell table:formula="of:=[.F85]*[.C83]" office:value-type="currency" office:currency="EUR" office:value="361.86" calcext:value-type="currency">
            <text:p>€ 361.86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Linear support shaf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 16 ECONOMY 2100mm</text:p>
          </table:table-cell>
          <table:table-cell office:value-type="string" calcext:value-type="string">
            <text:p><text:a xlink:href="https://www.tuli-shop.com/economy-linear-round-shaft-with-support-sa-16" xlink:type="simple">https://www.tuli-shop.com/economy-linear-round-shaft-with-support-sa-16</text:a></text:p>
          </table:table-cell>
          <table:table-cell office:value-type="currency" office:currency="EUR" office:value="91" calcext:value-type="currency">
            <text:p>€ 91.00</text:p>
          </table:table-cell>
          <table:table-cell table:formula="of:=[.C87]*[.F89]" office:value-type="currency" office:currency="EUR" office:value="91" calcext:value-type="currency">
            <text:p>€ 91.0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Ball screw shaf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3"/>
          <table:table-cell table:style-name="ce4" office:value-type="string" calcext:value-type="string">
            <text:p><text:span text:style-name="T2">SCR 1604 F C5 TBI Motion</text:span></text:p>
            <text:p>, L=2170mm with fixed BK12 and floating BF12 end matching</text:p>
          </table:table-cell>
          <table:table-cell office:value-type="string" calcext:value-type="string">
            <text:p>https://www.tuli-shop.com/tbi-motion-ball-screw-scr-1604-f-c5</text:p>
          </table:table-cell>
          <table:table-cell office:value-type="currency" office:currency="EUR" office:value="189.25" calcext:value-type="currency">
            <text:p>€ 189.25</text:p>
          </table:table-cell>
          <table:table-cell table:formula="of:=[.F93]*[.C91]" office:value-type="currency" office:currency="EUR" office:value="189.25" calcext:value-type="currency">
            <text:p>€ 189.25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table:style-name="ce26" office:value-type="string" calcext:value-type="string">
            <text:p>Motors</text:p>
          </table:table-cell>
          <table:table-cell table:style-name="ce4" office:value-type="string" calcext:value-type="string">
            <text:p>Small high torque motor 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tepperonline: Nema 17 Bipolar 1.8deg 79Ncm(111.896oz.in) 2.3A 42x42x67mm 4 Wires</text:p>
          </table:table-cell>
          <table:table-cell office:value-type="string" calcext:value-type="string">
            <text:p><text:a xlink:href="https://www.omc-stepperonline.com/nema-17-bipolar-1-8deg-79ncm-111-896oz-in-2-3a-42x42x67mm-4-wires-17hs26-2304s" xlink:type="simple">https://www.omc-stepperonline.com/nema-17-bipolar-1-8deg-79ncm-111-896oz-in-2-3a-42x42x67mm-4-wires-17hs26-2304s</text:a></text:p>
          </table:table-cell>
          <table:table-cell office:value-type="currency" office:currency="EUR" office:value="22.66" calcext:value-type="currency">
            <text:p>€ 22.66</text:p>
          </table:table-cell>
          <table:table-cell table:formula="of:=[.C95]*[.F95]" office:value-type="currency" office:currency="EUR" office:value="45.32" calcext:value-type="currency">
            <text:p>€ 45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hilst not the cheapest, it allows the highest torque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Mouser: All Products <text:s/>Electromechanical <text:s/>Motors &amp; Drives <text:s/>Stepper Motors <text:s/>SANMOTION 103H7121-5710</text:p>
          </table:table-cell>
          <table:table-cell office:value-type="string" calcext:value-type="string">
            <text:p><text:a xlink:href="https://www.mouser.be/ProductDetail/SANMOTION/103H7121-5710?qs=F1JzWfReSMQtGHBnAkMitg%3D%3D" xlink:type="simple">https://www.mouser.be/ProductDetail/SANMOTION/103H7121-5710?qs=F1JzWfReSMQtGHBnAkMitg%3D%3D</text:a></text:p>
          </table:table-cell>
          <table:table-cell office:value-type="currency" office:currency="EUR" office:value="45.62" calcext:value-type="currency">
            <text:p>€ 45.62</text:p>
          </table:table-cell>
          <table:table-cell table:formula="of:=[.F96]*[.C95]" office:value-type="currency" office:currency="EUR" office:value="91.24" calcext:value-type="currency">
            <text:p>€ 91.24</text:p>
          </table:table-cell>
          <table:table-cell table:style-name="ce31"/>
          <table:table-cell table:number-columns-repeated="3"/>
        </table:table-row>
        <table:table-row table:style-name="ro2">
          <table:table-cell table:number-columns-repeated="3"/>
          <table:table-cell table:style-name="ce29" office:value-type="string" calcext:value-type="string">
            <text:p>Stepper Motor NEMA-17 2.5A 42BYGHW811</text:p>
            <text:p/>
          </table:table-cell>
          <table:table-cell office:value-type="string" calcext:value-type="string">
            <text:p><text:a xlink:href="https://protosupplies.com/product/stepper-motor-nema-17-2-5a-42byghw811/" xlink:type="simple">https://protosupplies.com/product/stepper-motor-nema-17-2-5a-42byghw811/</text:a></text:p>
          </table:table-cell>
          <table:table-cell office:value-type="currency" office:currency="EUR" office:value="17" calcext:value-type="currency">
            <text:p>€ 17.00</text:p>
          </table:table-cell>
          <table:table-cell table:formula="of:=[.F97]*[.C95]" office:value-type="currency" office:currency="EUR" office:value="34" calcext:value-type="currency">
            <text:p>€ 34.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4">
          <table:table-cell/>
          <table:table-cell office:value-type="string" calcext:value-type="string">
            <text:p>Small mo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tepperonline: E Series Nema 17 Stepper Motor 1.8deg 60Ncm(84.97oz.in) 2.1A 42x42x60mm 4 Wires</text:p>
            <text:p/>
          </table:table-cell>
          <table:table-cell office:value-type="string" calcext:value-type="string">
            <text:p>https://www.omc-stepperonline.com/e-series-nema-17-stepper-motor-1-8deg-60ncm-84-97oz-in-2-1a-42x42x60mm-4-wires-17he24-2104s</text:p>
          </table:table-cell>
          <table:table-cell office:value-type="currency" office:currency="EUR" office:value="8.79" calcext:value-type="currency">
            <text:p>€ 8.79</text:p>
          </table:table-cell>
          <table:table-cell table:formula="of:=[.C99]*[.F99]" office:value-type="currency" office:currency="EUR" office:value="8.79" calcext:value-type="currency">
            <text:p>€ 8.79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>
            <text:p><text:span text:style-name="T2">DigiKey 17PM-K455-00VS</text:span></text:p>
            <text:p/>
          </table:table-cell>
          <table:table-cell table:style-name="ce31" office:value-type="string" calcext:value-type="string">
            <text:p>https://www.digikey.be/en/products/detail/nmb-technologies-corporation/17PM-K455-00VS/2416999</text:p>
          </table:table-cell>
          <table:table-cell office:value-type="currency" office:currency="EUR" office:value="53.28" calcext:value-type="currency">
            <text:p>€ 53.28</text:p>
          </table:table-cell>
          <table:table-cell table:formula="of:=[.C99]*[.F100]" office:value-type="currency" office:currency="EUR" office:value="53.28" calcext:value-type="currency">
            <text:p>€ 53.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rnell DFROBOT FIT0278</text:p>
          </table:table-cell>
          <table:table-cell office:value-type="string" calcext:value-type="string">
            <text:p>https://be.farnell.com/dfrobot/fit0278/hybrid-stepper-motor-1-8deg-3/dp/3879694</text:p>
          </table:table-cell>
          <table:table-cell office:value-type="currency" office:currency="EUR" office:value="13.36" calcext:value-type="currency">
            <text:p>€ 13.36</text:p>
          </table:table-cell>
          <table:table-cell table:formula="of:=[.C99]*[.F101]" office:value-type="currency" office:currency="EUR" office:value="13.36" calcext:value-type="currency">
            <text:p>€ 13.3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string" calcext:value-type="string">
            <text:p>Big motor (Nema 23)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Stepperonline: Dual Shaft Nema 23 CNC Stepper Motor 3.4Nm(481.48oz.in) 60x60x100mm 8 Wires</text:span></text:p>
            <text:p/>
          </table:table-cell>
          <table:table-cell office:value-type="string" calcext:value-type="string">
            <text:p>https://www.omc-stepperonline.com/dual-shaft-nema-23-cnc-stepper-motor-3-4nm-481-48oz-in-60x60x100mm-8-wires-24hs39-3008d</text:p>
          </table:table-cell>
          <table:table-cell office:value-type="currency" office:currency="EUR" office:value="37.92" calcext:value-type="currency">
            <text:p>€ 37.92</text:p>
          </table:table-cell>
          <table:table-cell table:formula="of:=[.F103]*[.C103]" office:value-type="currency" office:currency="EUR" office:value="113.76" calcext:value-type="currency">
            <text:p>€ 113.76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<text:span text:style-name="T2">Motion control products: M60STH88-3008DF Nema 23 Stepper motor</text:span></text:p>
            <text:p/>
          </table:table-cell>
          <table:table-cell office:value-type="string" calcext:value-type="string">
            <text:p>https://motioncontrolproducts.com/m60sth88-3008df-nema-23-stepper-motor.html</text:p>
          </table:table-cell>
          <table:table-cell office:value-type="currency" office:currency="EUR" office:value="52.26" calcext:value-type="currency">
            <text:p>€ 52.26</text:p>
          </table:table-cell>
          <table:table-cell table:formula="of:=[.F104]*[.C103]" office:value-type="currency" office:currency="EUR" office:value="156.78" calcext:value-type="currency">
            <text:p>€ 156.7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Farnell: TRINAMIC / ANALOG DEVICES QSH6018-86-28-310</text:p>
          </table:table-cell>
          <table:table-cell office:value-type="string" calcext:value-type="string">
            <text:p>https://be.farnell.com/trinamic/qsh6018-86-28-310/stepper-motor-4-ph-2-8a-3-1n-m/dp/2902265</text:p>
          </table:table-cell>
          <table:table-cell office:value-type="currency" office:currency="EUR" office:value="255.88" calcext:value-type="currency">
            <text:p>€ 255.88</text:p>
          </table:table-cell>
          <table:table-cell table:formula="of:=[.F105]*[.C103]" office:value-type="currency" office:currency="EUR" office:value="767.64" calcext:value-type="currency">
            <text:p>€ 767.6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string" calcext:value-type="string">
            <text:p>8mm – 12mm Stepper motor shaft coupler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tepperonline: 8mm - 12mm Flexible Jaw Coupling 30x40mm CNC Stepper Motor Shaft Coupler</text:p>
            <text:p/>
          </table:table-cell>
          <table:table-cell office:value-type="string" calcext:value-type="string">
            <text:p>https://www.omc-stepperonline.com/8mm-12mm-flexible-jaw-coupling-30x40mm-cnc-stepper-motor-shaft-coupler-st-jc16</text:p>
          </table:table-cell>
          <table:table-cell office:value-type="currency" office:currency="EUR" office:value="7.01" calcext:value-type="currency">
            <text:p>€ 7.01</text:p>
          </table:table-cell>
          <table:table-cell table:formula="of:=[.C107]*[.F107]" office:value-type="currency" office:currency="EUR" office:value="42.06" calcext:value-type="currency">
            <text:p>€ 42.0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ore robust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OYOSTEPPER: 8mm - 12mm Flexible Jaw Shaft Coupling 30x40mm CNC Stepper Motor Shaft Coupler</text:p>
            <text:p/>
          </table:table-cell>
          <table:table-cell office:value-type="string" calcext:value-type="string">
            <text:p>https://www.oyostepper.com/goods-428-8mm-12mm-Flexible-Jaw-Coupling-30x40mm-CNC-Stepper-Motor-Shaft-Coupler.html</text:p>
          </table:table-cell>
          <table:table-cell office:value-type="currency" office:currency="EUR" office:value="8.31" calcext:value-type="currency">
            <text:p>€ 8.31</text:p>
          </table:table-cell>
          <table:table-cell table:formula="of:=[.F108]*[.C107]" office:value-type="currency" office:currency="EUR" office:value="49.86" calcext:value-type="currency">
            <text:p>€ 49.8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30" office:value-type="string" calcext:value-type="string">
            <text:p>Amazon Zeberoxyz 2PCS 8mm to 12mm Aluminium Plum Flexible Shaft Coupling Diameter25mm Length30mm 8x12mm Motor Connector Flexible Coupler for 3D Printer CNC Machine and Servo Stepped Motor（8x12mm）</text:p>
          </table:table-cell>
          <table:table-cell office:value-type="string" calcext:value-type="string">
            <text:p>https://www.amazon.com/Zeberoxyz-Aluminium-Diameter25mm-Length30mm-Motor%EF%BC%888x12mm%EF%BC%89/dp/B08XV4YGCN/ref=sr_1_3?crid=36NDXSMO2351G&amp;dib=eyJ2IjoiMSJ9.nCi64lab7g2Vno2DWUTEO2mnaXcGZCC3EzHKhRZgaLZrCiXnMdmAWWki7URD5yUP0GG4_tq7wZzpqou3qu2813g4GcIgkptCnmFsx4oAV_Sm3HZaGm3ZVgPaJapCxzesVHC1sQf3aNOeSiiRBb_g43lCQEGrdU1rnEkpufLDhNajLNwbqpehrukadgD7lICmRKmTiOPUYx2CI_3ioiQrUYMtrONXCYoRil-TL0IVNA8.OrrSDCGUvtLalTgQXqycioTfabLY94HHzv8OaW1KHpo&amp;dib_tag=se&amp;keywords=coupling%2B8mm%2B-%2B12mm&amp;qid=1724329722&amp;sprefix=coupling%2B8mm%2B-%2B12m%2Caps%2C157&amp;sr=8-3&amp;th=1</text:p>
          </table:table-cell>
          <table:table-cell office:value-type="currency" office:currency="EUR" office:value="5.84" calcext:value-type="currency">
            <text:p>€ 5.84</text:p>
          </table:table-cell>
          <table:table-cell table:formula="of:=[.F109]*[.C107]" office:value-type="currency" office:currency="EUR" office:value="35.04" calcext:value-type="currency">
            <text:p>€ 35.0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ig motor 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ulu: Steel L-Bracket for NEMA 23 Stepper Motors</text:p>
          </table:table-cell>
          <table:table-cell office:value-type="string" calcext:value-type="string">
            <text:p>https://www.pololu.com/product/2258</text:p>
          </table:table-cell>
          <table:table-cell office:value-type="currency" office:currency="EUR" office:value="5.35" calcext:value-type="currency">
            <text:p>€ 5.35</text:p>
          </table:table-cell>
          <table:table-cell table:formula="of:=[.F111]*[.C111]" office:value-type="currency" office:currency="EUR" office:value="16.05" calcext:value-type="currency">
            <text:p>€ 16.0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0" office:value-type="string" calcext:value-type="string">
            <text:p>Amazon: Nema 23 Stepper Motor Mounting Bracket, L Shape Fixed Seat Stainless Steel for Stepper Motor and Printer 57</text:p>
          </table:table-cell>
          <table:table-cell office:value-type="string" calcext:value-type="string">
            <text:p>https://www.amazon.com.be/-/en/Stepper-Mounting-Bracket-Stainless-Printer/dp/B0B7Z4XDNC</text:p>
          </table:table-cell>
          <table:table-cell office:value-type="currency" office:currency="EUR" office:value="9.09" calcext:value-type="currency">
            <text:p>€ 9.09</text:p>
          </table:table-cell>
          <table:table-cell table:formula="of:=[.F112]*[.C111]" office:value-type="currency" office:currency="EUR" office:value="27.27" calcext:value-type="currency">
            <text:p>€ 27.2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0" office:value-type="string" calcext:value-type="string">
            <text:p>4pcs Nema 23 Stepper Motor Steel Mounting Bracket with Mounting Screws</text:p>
          </table:table-cell>
          <table:table-cell office:value-type="string" calcext:value-type="string">
            <text:p>https://www.amazon.com/Stepper-Motor-Mounting-Bracket-Screws/dp/B073V77VLD/ref=sr_1_3?dib=eyJ2IjoiMSJ9.T9vYfS43Ti35LE_tgxM-sYq9NUYF04Bmm_KS87WdJhjr6_AODlErMwO5udKm-e9QcLywORqyK_D_f8qluFmPclfxqiMoiUQB09KztIJ9CeoNvldrxsHoU1x_2OgJr1WHeYrZy0K7-Gfprq6gkhqsWdcQFJyI36N0G4GbHqkScWn7Ocv1uQXet7RNuZWqiaTG93_H-LCJa2WchlZa5kelG9chrb_HRaBI8VwDJt2FcLY.DMt6XW5baEfwyoUN6Odfd0woe8DtHPAnGe-hWVCFUA4&amp;dib_tag=se&amp;keywords=nema+23+bracket&amp;qid=1724330434&amp;sr=8-3</text:p>
          </table:table-cell>
          <table:table-cell office:value-type="currency" office:currency="EUR" office:value="10.56" calcext:value-type="currency">
            <text:p>€ 10.56</text:p>
          </table:table-cell>
          <table:table-cell table:formula="of:=[.F113]*1" office:value-type="currency" office:currency="EUR" office:value="10.56" calcext:value-type="currency">
            <text:p>€ 10.5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6">
          <table:table-cell/>
          <table:table-cell office:value-type="string" calcext:value-type="string">
            <text:p>Limit switch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Amazon: HiLetgo 10pcs Micro Limit Switch KW12-3 AC 250V 5A SPDT 1NO 1NC Micro Switch Normally Open Close Limit Switch with Roller Lever Arm Black</text:span></text:p>
            <text:p/>
          </table:table-cell>
          <table:table-cell table:style-name="ce32" office:value-type="string" calcext:value-type="string">
            <text:p>https://www.amazon.com/HiLetgo-KW12-3-Roller-Switch-Normally/dp/B07X142VGC/ref=pd_day0fbt_hardlines_thbs_d_sccl_1/144-3265029-7124921?pd_rd_w=vidmR&amp;content-id=amzn1.sym.5e9d8617-1b9f-43f5-a027-b5855a1e3a37&amp;pf_rd_p=5e9d8617-1b9f-43f5-a027-b5855a1e3a37&amp;pf_rd_r=R59QN3VRN4HFWZ610V2K&amp;pd_rd_wg=KBgl5&amp;pd_rd_r=3e44a710-926f-49ff-8caa-68ca695940bc&amp;pd_rd_i=B07X142VGC&amp;psc=1</text:p>
          </table:table-cell>
          <table:table-cell table:formula="of:=5.39/6" office:value-type="currency" office:currency="EUR" office:value="0.898333333333333" calcext:value-type="currency">
            <text:p>€ 0.90</text:p>
          </table:table-cell>
          <table:table-cell table:formula="of:=[.F115]*[.C115]" office:value-type="currency" office:currency="EUR" office:value="4.49166666666667" calcext:value-type="currency">
            <text:p>€ 4.49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Switch electronics: Short Roller Lever Z Series Limit Switch SPDT 15A 250VAC</text:p>
            <text:p/>
          </table:table-cell>
          <table:table-cell office:value-type="string" calcext:value-type="string">
            <text:p>https://www.switchelectronics.co.uk/products/short-roller-lever-z-series-limit-switch-spdt-15a-250vac?pr_prod_strat=e5_desc&amp;pr_rec_id=fe5258903&amp;pr_rec_pid=8361869607221&amp;pr_ref_pid=8361869541685&amp;pr_seq=uniform</text:p>
          </table:table-cell>
          <table:table-cell office:value-type="currency" office:currency="EUR" office:value="3.26" calcext:value-type="currency">
            <text:p>€ 3.26</text:p>
          </table:table-cell>
          <table:table-cell table:formula="of:=[.F116]*[.C115]" office:value-type="currency" office:currency="EUR" office:value="16.3" calcext:value-type="currency">
            <text:p>€ 16.3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RS: Omron Simulated Roller Lever Limit Switch, IP40, SPDT, 125V ac Max</text:p>
            <text:p/>
          </table:table-cell>
          <table:table-cell office:value-type="string" calcext:value-type="string">
            <text:p>https://benl.rs-online.com/web/p/limit-switches/2543103</text:p>
          </table:table-cell>
          <table:table-cell office:value-type="currency" office:currency="EUR" office:value="0.514" calcext:value-type="currency">
            <text:p>€ 0.51</text:p>
          </table:table-cell>
          <table:table-cell table:formula="of:=[.C115]*[.F117]" office:value-type="currency" office:currency="EUR" office:value="2.57" calcext:value-type="currency">
            <text:p>€ 2.57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2">
          <table:table-cell table:style-name="ce26" office:value-type="string" calcext:value-type="string">
            <text:p>Electronics</text:p>
          </table:table-cell>
          <table:table-cell office:value-type="string" calcext:value-type="string">
            <text:p>Stepper motor driver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tepperonline: Digital Stepper Driver 1.0-4.5A 18-50VDC for Nema 17, 23, 24 Stepper Motor</text:p>
          </table:table-cell>
          <table:table-cell office:value-type="string" calcext:value-type="string">
            <text:p>https://www.omc-stepperonline.com/digital-stepper-driver-1-0-4-2a-20-50vdc-for-nema-17-23-24-stepper-motor-dm542t</text:p>
          </table:table-cell>
          <table:table-cell office:value-type="currency" office:currency="EUR" office:value="17.52" calcext:value-type="currency">
            <text:p>€ 17.52</text:p>
          </table:table-cell>
          <table:table-cell table:formula="of:=[.F119]*[.C119]" office:value-type="currency" office:currency="EUR" office:value="87.6" calcext:value-type="currency">
            <text:p>€ 87.60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30" office:value-type="string" calcext:value-type="string">
            <text:p>Amazon: CNC Digital Stepper Motor Driver, 1.4-5.6A 24-50VDC 2 Phase 3D Printer Stepper Motor Controller for Nema 17/23/24 Stepper Motor, Stepper Driver with Alarm Function for Automatic Equipment</text:p>
          </table:table-cell>
          <table:table-cell office:value-type="string" calcext:value-type="string">
            <text:p>https://www.amazon.com/YEJMKJ-1-4-5-6A-Controller-Automatic-Equipment/dp/B0CX93RXP2/ref=pd_ci_mcx_di_int_sccai_cn_d_sccl_2_3/144-3265029-7124921?pd_rd_w=k9DXI&amp;content-id=amzn1.sym.751acc83-5c05-42d0-a15e-303622651e1e&amp;pf_rd_p=751acc83-5c05-42d0-a15e-303622651e1e&amp;pf_rd_r=6GG21SCJQNSDFAPNVKMN&amp;pd_rd_wg=RdVqS&amp;pd_rd_r=7e4d571e-b218-4c12-8bd8-ca5e42c0bf43&amp;pd_rd_i=B0CX93RXP2&amp;psc=1</text:p>
          </table:table-cell>
          <table:table-cell office:value-type="currency" office:currency="EUR" office:value="29.94" calcext:value-type="currency">
            <text:p>€ 29.94</text:p>
          </table:table-cell>
          <table:table-cell table:formula="of:=[.C119]*[.F120]" office:value-type="currency" office:currency="EUR" office:value="149.7" calcext:value-type="currency">
            <text:p>€ 149.70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<text:span text:style-name="T2">Oyostepper: DM542T Digital Stepper Driver 1.0-4.2A 20-50VDC for Nema 17, Nema23, Nema 24 Stepper Motor</text:span></text:p>
            <text:p/>
          </table:table-cell>
          <table:table-cell table:style-name="ce32" office:value-type="string" calcext:value-type="string">
            <text:p>https://www.oyostepper.com/goods-111-Digital-Stepper-Driver-10-42A-20-50VDC-for-Nema-17-23-24-Stepper-Motor.html</text:p>
          </table:table-cell>
          <table:table-cell office:value-type="currency" office:currency="EUR" office:value="35.71" calcext:value-type="currency">
            <text:p>€ 35.71</text:p>
          </table:table-cell>
          <table:table-cell table:formula="of:=[.F121]*[.C119]" office:value-type="currency" office:currency="EUR" office:value="178.55" calcext:value-type="currency">
            <text:p>€ 178.5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troller board with at least 12 digital pins out and 5 analog in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Arduino: Arduino® UNO R4 Minima</text:p>
          </table:table-cell>
          <table:table-cell office:value-type="string" calcext:value-type="string">
            <text:p>https://store.arduino.cc/en-be/collections/boards-modules/products/uno-r4-minima</text:p>
          </table:table-cell>
          <table:table-cell office:value-type="currency" office:currency="EUR" office:value="18.03" calcext:value-type="currency">
            <text:p>€ 18.03</text:p>
          </table:table-cell>
          <table:table-cell table:formula="of:=[.F123]" office:value-type="currency" office:currency="EUR" office:value="18.03" calcext:value-type="currency">
            <text:p>€ 18.0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Amazon: Arduino UNO Rev3 [A000066]</text:p>
            <text:p/>
          </table:table-cell>
          <table:table-cell office:value-type="string" calcext:value-type="string">
            <text:p>https://www.amazon.com.be/-/en/A000066-Arduino-UNO-Rev3/dp/B008GRTSV6/ref=pd_day0fbt_d_sccl_2/261-1783500-7324347?pd_rd_w=ElPVa&amp;content-id=amzn1.sym.f43c9e29-a272-459c-a958-d3c4b08a9e28&amp;pf_rd_p=f43c9e29-a272-459c-a958-d3c4b08a9e28&amp;pf_rd_r=RQK7205DEB2YEF3RD4ZK&amp;pd_rd_wg=jwsM9&amp;pd_rd_r=11f653bf-37c5-4bc8-9435-3eca9028ed36&amp;pd_rd_i=B008GRTSV6&amp;psc=1</text:p>
          </table:table-cell>
          <table:table-cell table:number-columns-repeated="2" office:value-type="currency" office:currency="EUR" office:value="29.8" calcext:value-type="currency">
            <text:p>€ 29.80</text:p>
          </table:table-cell>
          <table:table-cell table:number-columns-repeated="4"/>
        </table:table-row>
        <table:table-row table:style-name="ro7">
          <table:table-cell table:number-columns-repeated="3"/>
          <table:table-cell table:style-name="ce4" office:value-type="string" calcext:value-type="string">
            <text:p>Amazon: ELEGOO UNO R3 Controller Board Microcontroller Board with USB Cable Blue Compatible with Arduino IDE Projects RoHS Compliant</text:p>
            <text:p/>
          </table:table-cell>
          <table:table-cell office:value-type="string" calcext:value-type="string">
            <text:p>https://www.amazon.com.be/-/en/Controller-Microcontroller-Compatible-Projects-Compliant/dp/B01N91PVIS/ref=sr_1_6?crid=2LUCSLDCXH6PJ&amp;dib=eyJ2IjoiMSJ9.WXhldA3yOCQL5LCLJoGAF0EchKtXH34OFAjKiHcuKXxhauMfoxdGp92B_KNXU0ZD9RnBZRBOXra399kbqyUV3YH7efB96HJ3wzKcuI2vmiaiV76gdKygRnHhrECfq6wqWumwOtX9fznXomBQc13Ui0mMV_35rIH1PuNhw1VnX49915qLq9Y--qTf_FZGxbmhPlTiyIngJ303_PMy9bq9LxtKMVea0KKxbY5xD0NmYCH6SNJlE6YGwyZtDJ7NrejEolsH5_71iirDJLHEYa2HdNfrP1MVcFMZQN_Ry0E7P0k.H_SSXFlLA2YbRGLh693vb0b1wgRx_Y6sM3ikWEiswLU&amp;dib_tag=se&amp;keywords=elegoo+uno&amp;qid=1724335139&amp;sprefix=eleego+uno%2Caps%2C72&amp;sr=8-6</text:p>
          </table:table-cell>
          <table:table-cell table:number-columns-repeated="2" office:value-type="currency" office:currency="EUR" office:value="22.99" calcext:value-type="currency">
            <text:p>€ 22.99</text:p>
          </table:table-cell>
          <table:table-cell office:value-type="string" calcext:value-type="string">
            <text:p>*</text:p>
          </table:table-cell>
          <table:table-cell table:style-name="ce4" office:value-type="string" calcext:value-type="string">
            <text:p>Higher quality and free shipp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4" office:value-type="string" calcext:value-type="string">
            <text:p>Data Acquisition System (DAQ) with analog voltage in, compatible with Lin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Jack T4 (AC-EU Power Supply)</text:p>
          </table:table-cell>
          <table:table-cell office:value-type="string" calcext:value-type="string">
            <text:p>https://labjack.com/products/labjack-t4?variant=41893960417529</text:p>
          </table:table-cell>
          <table:table-cell office:value-type="currency" office:currency="EUR" office:value="251.93" calcext:value-type="currency">
            <text:p>€ 251.93</text:p>
          </table:table-cell>
          <table:table-cell table:formula="of:=[.F127]" office:value-type="currency" office:currency="EUR" office:value="251.93" calcext:value-type="currency">
            <text:p>€ 251.93</text:p>
          </table:table-cell>
          <table:table-cell office:value-type="string" calcext:value-type="string">
            <text:p>*</text:p>
          </table:table-cell>
          <table:table-cell table:style-name="ce4" office:value-type="string" calcext:value-type="string" table:number-columns-spanned="1" table:number-rows-spanned="3">
            <text:p>Even though using the arduino is cheaper, the resolution is lower as it samples at 1kS/s whilst the LabJack T4 samples at 50kS/s. Additionally there are also more inputs, enabling further upgradeabil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so use the arduino as DAQ</text:p>
          </table:table-cell>
          <table:table-cell/>
          <table:table-cell office:value-type="currency" office:currency="EUR" office:value="0" calcext:value-type="currency">
            <text:p>€ 0.00</text:p>
          </table:table-cell>
          <table:table-cell table:formula="of:=[.F128]" office:value-type="currency" office:currency="EUR" office:value="0" calcext:value-type="currency">
            <text:p>€ 0.00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NODAQ-U-X</text:p>
          </table:table-cell>
          <table:table-cell office:value-type="string" calcext:value-type="string">
            <text:p>https://www.monodaq.com/shop/Catalog/c1/multifunctional-data-acquisition</text:p>
          </table:table-cell>
          <table:table-cell table:number-columns-repeated="2" office:value-type="currency" office:currency="EUR" office:value="379" calcext:value-type="currency">
            <text:p>€ 379.00</text:p>
          </table:table-cell>
          <table:table-cell/>
          <table:covered-table-cell/>
          <table:table-cell table:number-columns-repeated="2"/>
        </table:table-row>
        <table:table-row table:style-name="ro1" table:number-rows-repeated="10484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1:50:13.0336253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09:55.028520343</meta:creation-date>
    <dc:date>2024-08-23T14:43:59.193604601</dc:date>
    <meta:editing-duration>PT8H54M24S</meta:editing-duration>
    <meta:editing-cycles>34</meta:editing-cycles>
    <meta:generator>LibreOffice/24.2.5.2$Linux_X86_64 LibreOffice_project/420$Build-2</meta:generator>
    <meta:document-statistic meta:table-count="1" meta:cell-count="425" meta:object-count="0"/>
  </office:meta>
</office:document-meta>
</file>